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cedfb" officeooo:paragraph-rsid="001cedfb"/>
    </style:style>
    <style:style style:name="P2" style:family="paragraph" style:parent-style-name="Standard">
      <style:text-properties style:font-name="FreeMono" officeooo:rsid="001d83e9" officeooo:paragraph-rsid="001d83e9"/>
    </style:style>
    <style:style style:name="P3" style:family="paragraph" style:parent-style-name="Standard">
      <style:text-properties style:font-name="FreeMono" officeooo:rsid="001e31d8" officeooo:paragraph-rsid="001e31d8"/>
    </style:style>
    <style:style style:name="P4" style:family="paragraph" style:parent-style-name="Standard">
      <style:text-properties style:font-name="FreeMono" officeooo:rsid="001f6f76" officeooo:paragraph-rsid="001f6f76"/>
    </style:style>
    <style:style style:name="P5" style:family="paragraph" style:parent-style-name="Standard">
      <style:text-properties style:font-name="FreeMono" officeooo:rsid="002052ab" officeooo:paragraph-rsid="002052ab"/>
    </style:style>
    <style:style style:name="P6" style:family="paragraph" style:parent-style-name="Standard">
      <style:text-properties style:font-name="FreeMono" officeooo:rsid="0022258f" officeooo:paragraph-rsid="0022258f"/>
    </style:style>
    <style:style style:name="P7" style:family="paragraph" style:parent-style-name="Standard">
      <style:text-properties style:font-name="FreeMono" officeooo:rsid="00228bdc" officeooo:paragraph-rsid="00228bdc"/>
    </style:style>
    <style:style style:name="T1" style:family="text">
      <style:text-properties officeooo:rsid="001e31d8"/>
    </style:style>
    <style:style style:name="T2" style:family="text">
      <style:text-properties fo:font-style="italic" officeooo:rsid="001e31d8" style:font-style-asian="italic" style:font-style-complex="italic"/>
    </style:style>
    <style:style style:name="T3" style:family="text">
      <style:text-properties fo:font-style="italic" officeooo:rsid="002342c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31d8" style:font-style-asian="normal" style:font-style-complex="normal"/>
    </style:style>
    <style:style style:name="T6" style:family="text">
      <style:text-properties fo:font-style="normal" officeooo:rsid="001f6f76" style:font-style-asian="normal" style:font-style-complex="normal"/>
    </style:style>
    <style:style style:name="T7" style:family="text">
      <style:text-properties fo:font-style="normal" officeooo:rsid="002052ab" style:font-style-asian="normal" style:font-style-complex="normal"/>
    </style:style>
    <style:style style:name="T8" style:family="text">
      <style:text-properties fo:font-style="normal" officeooo:rsid="002342c6" style:font-style-asian="normal" style:font-style-complex="normal"/>
    </style:style>
    <style:style style:name="T9" style:family="text">
      <style:text-properties fo:font-style="normal" officeooo:rsid="002540d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7</text:p>
      <text:p text:style-name="P1">GS 200</text:p>
      <text:p text:style-name="P1"/>
      <text:p text:style-name="P2">1a.<text:tab/>Globalization's impact (somewhat) locally. I grew up here with BRAC being the topic of discussion around me for years, I've only really known Huntsville to be growing. <text:span text:style-name="T1">This article on sock factories leaving the Fort Payne area was a brief review that the themes we talk about in class and see online aren't </text:span><text:span text:style-name="T2">all</text:span><text:span text:style-name="T5"> based in California.</text:span></text:p>
      <text:p text:style-name="P2"><text:span text:style-name="T5"/></text:p>
      <text:p text:style-name="P3"><text:span text:style-name="T4">1b.<text:tab/></text:span><text:span text:style-name="T6">Apple's stance on outsourced labor. I haven't previously encountered the frame of reference in which manufacturing cannot be completed in America due to the lack of a labor force skilled for the task.</text:span></text:p>
      <text:p text:style-name="P3"><text:span text:style-name="T6"/></text:p>
      <text:p text:style-name="P4"><text:span text:style-name="T4">1c.<text:tab/></text:span><text:span text:style-name="T7">The struggle with returning manufacturing jobs to the country. The vehicle factory article details how even bringing jobs for assembly line manufacturing back to the states doesn't reset things to the way they were in previous decades. I think this hits at the core changes in our country over the past 50 years.</text:span></text:p>
      <text:p text:style-name="P4"><text:span text:style-name="T7"/></text:p>
      <text:p text:style-name="P5"><text:span text:style-name="T4">2a.<text:tab/>The shift in perspective of “mega corporations” from preferring American ideologies or support. I'm reminded of a statement – I think by Jacob Appelbaum – in which he mentions that many of the large companies in Europe are proud to be operating fairly and providing a service which aids customers rather than putting revenue above all else. I think The changing roles and agendas of companies which appear on top of the market is going to become a larger issue or topic in coming years.</text:span></text:p>
      <text:p text:style-name="P5"><text:span text:style-name="T4"/></text:p>
      <text:p text:style-name="P6"><text:span text:style-name="T4">2b.<text:tab/>Of course, how the economy of skilled labor in America plays out will be important. Two of the articles touched on the lack of manufacturing labor to bring jobs back to the country; I think how that plays out will shape what the country looks like in a few decades, especially in light of recent events such as the ITT-Tech institute evacuation.</text:span></text:p>
      <text:p text:style-name="P6"><text:span text:style-name="T4"/></text:p>
      <text:p text:style-name="P7"><text:span text:style-name="T4">3. <text:tab/></text:span><text:span text:style-name="T8">Ok, rather than a question about the reading, I want to really dig into this article on iPhones. I just finished reading “</text:span><text:span text:style-name="T3">The Chip: How Two Americans Invented the Microchip</text:span><text:span text:style-name="T8">” by T.R. Reid. Its a decent book which details the development of monolithic silicon circuits in the latter half of the 1900's. The ending chapters focus on how Japan came to become the world's leader in integrated circuit memory manufacturing, and how that spooked the microelectronics industry into action in America. Japanese companies bought access to patents and then began producing memory chips which were found to be much more reliable than domestic counterparts. Companies dispatched teams to investigate the situation in Japan, and eventually found that this foreign market was following the lead of an American: W. Edwards Deming, who advocated quality control practices above finished-product testing. By aggressively optimizing their approach to statistics based quality management, rather than increasing output capacity to account for a given failure rate, the Japanese companies poised to control the global semiconductor market. The book goes on to detail how American corporations eventually caught up and kept the </text:span><text:soft-page-break/><text:span text:style-name="T8">semiconductor industry from going the way of televisions and consumer cars before it.</text:span></text:p>
      <text:p text:style-name="P7"><text:span text:style-name="T8"/></text:p>
      <text:p text:style-name="P7"><text:span text:style-name="T8"><text:tab/>I see a lot of overlap here with the article on Foxconn's iPhone production. Instead of the competing edge being quality and precise manufacturing practices, it is a blunt and abundant labor force coupled with skilled engineering and component supply lines. </text:span><text:span text:style-name="T9">I don't have any particular answers, but I'm confident that this situation can be approached in a way that doesn't leave America dwindling in the rear view mirror, but it's going to take dedicated and creative problem solving on our p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0:24:01.251210802</meta:creation-date>
    <dc:date>2016-09-27T11:30:26.966984194</dc:date>
    <meta:editing-duration>PT35M23S</meta:editing-duration>
    <meta:editing-cycles>7</meta:editing-cycles>
    <meta:generator>LibreOffice/5.2.1.2$Linux_X86_64 LibreOffice_project/20m0$Build-2</meta:generator>
    <meta:document-statistic meta:table-count="0" meta:image-count="0" meta:object-count="0" meta:page-count="2" meta:paragraph-count="10" meta:word-count="580" meta:character-count="3518" meta:non-whitespace-character-count="2944"/>
  </office:meta>
</office:document-meta>
</file>